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0938a" draw:marker-start-width="0.252cm" draw:marker-end-width="0.252cm" draw:fill="solid" draw:fill-color="#729fcf" draw:textarea-horizontal-align="justify" draw:textarea-vertical-align="middle" draw:auto-grow-height="false" fo:min-height="0.486cm" fo:min-width="1.5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45cm" fo:min-width="0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cm" fo:min-width="4.4cm"/>
    </style:style>
    <style:style style:name="gr6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104cm" fo:min-width="0cm" fo:wrap-option="wrap"/>
    </style:style>
    <style:style style:name="gr7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137cm" fo:min-width="0cm" fo:wrap-option="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18cm" draw:marker-start="" draw:marker-start-width="0.227cm" draw:marker-end="線の終点_20_2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1" style:family="graphic" style:parent-style-name="objectwithoutfill">
      <style:graphic-properties svg:stroke-width="0.018cm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draw:marker-start="線の終点_20_7" draw:marker-end="線の終点_20_7" draw:fill="none" draw:textarea-vertical-align="middle"/>
    </style:style>
    <style:style style:name="gr14" style:family="graphic" style:parent-style-name="objectwithoutfill">
      <style:graphic-properties svg:stroke-width="0.106cm" svg:stroke-color="#2a6099" draw:marker-start="" draw:marker-start-width="0.358cm" draw:marker-end="線の終点_20_9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053cm" draw:marker-start="" draw:marker-start-width="0.279cm" draw:marker-end="線の終点_20_9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106cm" svg:stroke-color="#ff0000" draw:marker-start="線の終点_20_9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0000" draw:marker-start="" draw:marker-start-width="0.358cm" draw:marker-end="線の終点_20_9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fo:font-weight="normal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gradient" draw:fill-gradient-name="Gradient_20_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DejaVu Math TeX Gyre" fo:font-size="9pt" fo:font-weight="normal" style:font-name-asian="DejaVu Math TeX Gyre" style:font-size-asian="9pt" style:font-size-complex="9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DejaVu Math TeX Gyre" fo:font-size="8pt" fo:font-weight="normal" style:font-name-asian="DejaVu Math TeX Gyre" style:font-size-asian="8pt" style:font-size-complex="8pt"/>
    </style:style>
    <style:style style:name="T1" style:family="text">
      <style:text-properties style:font-name="DejaVu Math TeX Gyre" fo:font-size="9pt" style:font-name-asian="DejaVu Math TeX Gyre" style:font-size-asian="9pt" style:font-size-complex="9pt"/>
    </style:style>
    <style:style style:name="T2" style:family="text">
      <style:text-properties style:font-name="DejaVu Math TeX Gyre" fo:font-size="9pt" fo:font-weight="normal" style:font-name-asian="DejaVu Math TeX Gyre" style:font-size-asian="9pt" style:font-size-complex="9pt"/>
    </style:style>
    <style:style style:name="T3" style:family="text">
      <style:text-properties style:use-window-font-color="true" loext:opacity="0%" style:text-outline="false" style:text-line-through-style="none" style:text-line-through-type="none" style:font-name="DejaVu Math TeX Gyre" fo:font-size="8pt" fo:font-style="normal" fo:text-shadow="none" style:text-underline-style="none" fo:font-weight="normal" style:letter-kerning="true" style:font-name-asian="DejaVu Math TeX Gyre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Math TeX Gyre" fo:font-size="8pt" fo:font-weight="normal" style:font-name-asian="DejaVu Math TeX Gyre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1cm" svg:height="0.77cm" svg:x="0.4cm" svg:y="0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cm" svg:height="0.7cm" svg:x="0.4cm" svg:y="0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34cm" svg:height="0.109cm" draw:transform="skewX (-0.00925024503556998) rotate (-1.34529978743723) translate (3.505cm 2.026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46cm" svg:height="0.109cm" draw:transform="rotate (-1.34355445818524) translate (3.279cm 2.026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46cm" svg:height="0.109cm" draw:transform="rotate (1.34355445818524) translate (3.274cm 2.558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custom-shape draw:style-name="gr3" draw:text-style-name="P2" draw:layer="layout" svg:width="0.546cm" svg:height="0.109cm" draw:transform="rotate (-1.34355445818524) translate (3.06cm 2.02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rotate (1.34355445818524) translate (3.056cm 2.558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2.835cm 2.02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2.83cm 2.558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2.616cm 2.02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2.612cm 2.558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rotate (-1.34355445818524) translate (2.39cm 2.02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rotate (1.34355445818524) translate (2.385cm 2.558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g>
          <draw:custom-shape draw:style-name="gr3" draw:text-style-name="P2" draw:layer="layout" svg:width="0.546cm" svg:height="0.108cm" draw:transform="skewX (-0.00925024503556998) rotate (-1.34355445818524) translate (2.18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rotate (1.34355445818524) translate (2.176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rotate (-1.34355445818524) translate (1.954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1.95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1.736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1.732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1.51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8cm" draw:transform="skewX (0.00925024503556992) rotate (1.34529978743723) translate (1.506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2" draw:text-style-name="P2" draw:layer="layout" svg:width="0.1cm" svg:height="0.7cm" svg:x="0.4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9cm" svg:height="0.1cm" svg:x="0.4cm" svg:y="1.43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5cm" svg:height="0.1cm" draw:transform="rotate (-1.22173047639603) translate (0.6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296cm" svg:height="0.1cm" draw:transform="rotate (1.22173047639603) translate (0.44cm 1.208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0.9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0.6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1.2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0.9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1.5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1.2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1.8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1.5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2.1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1.8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2.4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2.1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2.7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2.4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3.0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2.7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3.3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3.0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3.6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3.3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3.9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3.6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cm" svg:height="0.1cm" draw:transform="rotate (-1.22173047639603) translate (4.229cm 0.93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3.9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306cm" svg:height="0.104cm" draw:transform="rotate (-1.22173047639603) translate (4.529cm 0.93cm)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cm" svg:height="0.1cm" draw:transform="rotate (1.22173047639603) translate (4.27cm 1.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6" draw:text-style-name="P4" draw:layer="layout" svg:width="0.5cm" svg:height="0.5cm" svg:x="4.5cm" svg:y="0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1cm" draw:transform="rotate (-1.39626340159546) translate (0.582cm 3.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296cm" svg:height="0.1cm" draw:transform="rotate (1.39626340159546) translate (0.444cm 3.49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0.723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0.548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0.868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0.693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008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0.833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153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0.978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293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118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438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263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578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403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723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55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1.865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69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2.01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835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2.15cm 3.202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1.975cm 3.698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5cm" svg:height="0.1cm" draw:transform="rotate (-1.39626340159546) translate (2.297cm 3.20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2.122cm 3.699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draw:layer="layout" svg:width="0.301cm" svg:height="0.1cm" draw:transform="rotate (-1.39626340159546) translate (2.447cm 3.204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0.5cm" svg:height="0.1cm" draw:transform="rotate (1.39626340159546) translate (2.262cm 3.7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draw:layer="layout" svg:width="4.9cm" svg:height="0.118cm" svg:x="0.4cm" svg:y="3.7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cm" svg:height="0.5cm" svg:x="2.4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7cm" svg:x="0.4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9cm" svg:height="0.1cm" svg:x="0.4cm" svg:y="2.564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0.546cm" svg:height="0.109cm" draw:transform="skewX (-0.00925024503556998) rotate (-1.34529978743723) translate (1.292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rotate (1.34355445818524) translate (1.287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rotate (-1.34355445818524) translate (1.065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1.061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0.847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0.843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2" draw:layer="layout" svg:width="0.546cm" svg:height="0.109cm" draw:transform="skewX (-0.00925024503556998) rotate (-1.34529978743723) translate (0.621cm 2.024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" draw:text-style-name="P3" draw:layer="layout" svg:width="0.546cm" svg:height="0.109cm" draw:transform="skewX (0.00925024503556992) rotate (1.34529978743723) translate (0.617cm 2.556cm)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</draw:g>
        <draw:custom-shape draw:style-name="gr4" draw:text-style-name="P3" draw:layer="layout" svg:width="0.323cm" svg:height="0.11cm" draw:transform="skewX (0.00907571211037048) rotate (1.22365033857322) translate (0.419cm 2.33cm)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4" draw:layer="layout" svg:width="0.546cm" svg:height="0.547cm" svg:x="3.426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.648cm" svg:y1="0.2cm" svg:x2="2.648cm" svg:y2="3.9cm">
          <text:p/>
        </draw:line>
        <draw:line draw:style-name="gr8" draw:text-style-name="P5" draw:layer="layout" svg:x1="4.748cm" svg:y1="0.2cm" svg:x2="4.748cm" svg:y2="3.9cm">
          <text:p/>
        </draw:line>
        <draw:line draw:style-name="gr9" draw:text-style-name="P5" draw:layer="layout" svg:x1="0.4cm" svg:y1="3.9cm" svg:x2="5.8cm" svg:y2="3.9cm">
          <text:p/>
        </draw:line>
        <draw:line draw:style-name="gr10" draw:text-style-name="P5" draw:layer="layout" svg:x1="3.7cm" svg:y1="0.2cm" svg:x2="3.7cm" svg:y2="3.9cm">
          <text:p/>
        </draw:line>
        <draw:line draw:style-name="gr11" draw:text-style-name="P5" draw:layer="layout" svg:x1="0.4cm" svg:y1="3.9cm" svg:x2="0.4cm" svg:y2="0.2cm">
          <text:p/>
        </draw:line>
        <draw:frame draw:style-name="gr12" draw:text-style-name="P6" draw:layer="layout" svg:width="0.441cm" svg:height="0.466cm" svg:x="5.459cm" svg:y="3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6" draw:layer="layout" svg:width="0.47cm" svg:height="0.423cm" svg:x="0.1cm" svg:y="3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6" draw:layer="layout" svg:width="0.606cm" svg:height="0.486cm" svg:x="3.4cm" svg:y="3.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3" draw:text-style-name="P5" draw:layer="layout" svg:x1="3.704cm" svg:y1="0.352cm" svg:x2="4.748cm" svg:y2="0.352cm">
          <text:p/>
        </draw:line>
        <draw:line draw:style-name="gr13" draw:text-style-name="P5" draw:layer="layout" svg:x1="2.652cm" svg:y1="0.352cm" svg:x2="3.696cm" svg:y2="0.352cm">
          <text:p/>
        </draw:line>
        <draw:frame draw:style-name="gr12" draw:text-style-name="P6" draw:layer="layout" svg:width="0.432cm" svg:height="0.466cm" svg:x="2.892cm" svg:y="-0.0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6" draw:layer="layout" svg:width="0.432cm" svg:height="0.466cm" svg:x="3.956cm" svg:y="-0.0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6" draw:layer="layout" svg:width="0.934cm" svg:height="0.538cm" svg:x="3.466cm" svg:y="0.5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5" draw:layer="layout" svg:x1="4.76cm" svg:y1="1.412cm" svg:x2="4.76cm" svg:y2="0.612cm">
          <text:p/>
        </draw:line>
        <draw:line draw:style-name="gr14" draw:text-style-name="P5" draw:layer="layout" svg:x1="3.7cm" svg:y1="2.564cm" svg:x2="3.7cm" svg:y2="1.764cm">
          <text:p/>
        </draw:line>
        <draw:line draw:style-name="gr14" draw:text-style-name="P5" draw:layer="layout" svg:x1="2.648cm" svg:y1="3.724cm" svg:x2="2.648cm" svg:y2="2.924cm">
          <text:p/>
        </draw:line>
        <draw:frame draw:style-name="gr12" draw:text-style-name="P6" draw:layer="layout" svg:width="0.487cm" svg:height="0.466cm" svg:x="4.8cm" svg:y="0.5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6" draw:layer="layout" svg:width="0.487cm" svg:height="0.466cm" svg:x="3.1cm" svg:y="1.6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6" draw:layer="layout" svg:width="0.487cm" svg:height="0.466cm" svg:x="2.148cm" svg:y="2.75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15" draw:text-style-name="P5" draw:layer="layout" svg:x1="4.76cm" svg:y1="1.152cm" svg:x2="4.76cm" svg:y2="1.952cm">
          <text:p/>
        </draw:line>
        <draw:line draw:style-name="gr15" draw:text-style-name="P5" draw:layer="layout" svg:x1="3.7cm" svg:y1="2.164cm" svg:x2="3.7cm" svg:y2="2.964cm">
          <text:p/>
        </draw:line>
        <draw:line draw:style-name="gr15" draw:text-style-name="P5" draw:layer="layout" svg:x1="2.655cm" svg:y1="3.465cm" svg:x2="2.655cm" svg:y2="4.265cm">
          <text:p/>
        </draw:line>
        <draw:line draw:style-name="gr16" draw:text-style-name="P5" draw:layer="layout" svg:x1="3.448cm" svg:y1="3.494cm" svg:x2="2.648cm" svg:y2="3.494cm">
          <text:p/>
        </draw:line>
        <draw:line draw:style-name="gr17" draw:text-style-name="P5" draw:layer="layout" svg:x1="4.748cm" svg:y1="1.182cm" svg:x2="3.948cm" svg:y2="1.182cm">
          <text:p/>
        </draw:line>
        <draw:frame draw:style-name="gr12" draw:text-style-name="P6" draw:layer="layout" svg:width="0.532cm" svg:height="0.538cm" svg:x="2.9cm" svg:y="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6" draw:layer="layout" svg:width="0.687cm" svg:height="0.385cm" svg:x="4.7cm" svg:y="1.4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6" draw:layer="layout" svg:width="0.687cm" svg:height="0.385cm" svg:x="3.713cm" svg:y="2.6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6" draw:layer="layout" svg:width="0.687cm" svg:height="0.385cm" svg:x="1.855cm" svg:y="3.97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7" draw:layer="layout" svg:width="1.9cm" svg:height="0.569cm" svg:x="0.2cm" svg:y="-0.036cm">
          <draw:text-box>
            <text:p><text:span text:style-name="T1">バネ定数</text:span><text:span text:style-name="T1">:</text:span></text:p>
          </draw:text-box>
        </draw:frame>
        <draw:frame draw:style-name="gr19" draw:text-style-name="P7" draw:layer="layout" svg:width="1.8cm" svg:height="0.687cm" svg:x="0.2cm" svg:y="0.364cm">
          <draw:text-box>
            <text:p><text:span text:style-name="T2">質量</text:span><text:span text:style-name="T2">:</text:span></text:p>
          </draw:text-box>
        </draw:frame>
        <draw:frame draw:style-name="gr12" draw:text-style-name="P6" draw:layer="layout" svg:width="0.492cm" svg:height="0.385cm" svg:x="1.108cm" svg:y="0.4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6" draw:layer="layout" svg:width="0.396cm" svg:height="0.385cm" svg:x="1.748cm" svg:y="0.07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8" draw:layer="layout" svg:width="2.3cm" svg:height="0.535cm" svg:x="1.4cm" svg:y="1.565cm">
          <draw:text-box>
            <text:p text:style-name="P6"><text:span text:style-name="T3">（垂直抗</text:span><text:span text:style-name="T4">力）</text:span></text:p>
          </draw:text-box>
        </draw:frame>
        <draw:frame draw:style-name="gr21" draw:text-style-name="P8" draw:layer="layout" svg:width="1.7cm" svg:height="0.6cm" svg:x="0.7cm" svg:y="3.9cm">
          <draw:text-box>
            <text:p text:style-name="P6"><text:span text:style-name="T3">（重</text:span><text:span text:style-name="T4">力）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4" draw:display-name="Gradient 4" draw:style="linear" draw:start-color="#111111" draw:end-color="#b2b2b2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40" svg:d="M0 40l10-40 10 40z"/>
    <draw:marker draw:name="線の終点_20_7" draw:display-name="線の終点 7" svg:viewBox="0 0 1131 754" svg:d="M566 0l-566 754 114-85 136-68 148-46 161-17 161 13 153 46 140 68 118 89z"/>
    <draw:marker draw:name="線の終点_20_9" draw:display-name="線の終点 9" svg:viewBox="0 0 20 13" svg:d="M0 13l10-13 10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2T20:30:35.666806411</dc:date>
    <meta:editing-duration>PT2H2M42S</meta:editing-duration>
    <meta:editing-cycles>61</meta:editing-cycles>
    <meta:generator>LibreOffice/7.3.5.2$Linux_X86_64 LibreOffice_project/3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 mathvariant="italic">mg</mi>
    <annotation encoding="StarMath 5.0">mg</annotation>
  </semantics>
</math>
</file>

<file path=Object 12/content.xml><?xml version="1.0" encoding="utf-8"?>
<math xmlns="http://www.w3.org/1998/Math/MathML" display="block">
  <semantics>
    <mi mathvariant="italic">mg</mi>
    <annotation encoding="StarMath 5.0">mg</annotation>
  </semantics>
</math>
</file>

<file path=Object 13/content.xml><?xml version="1.0" encoding="utf-8"?>
<math xmlns="http://www.w3.org/1998/Math/MathML" display="block">
  <semantics>
    <mi mathvariant="italic">mg</mi>
    <annotation encoding="StarMath 5.0">mg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sub>
      <mi>x</mi>
      <mi>n</mi>
    </msub>
    <annotation encoding="StarMath 5.0">{x}_{n}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o stretchy="false">−</mo>
      <mi>F</mi>
    </mrow>
    <annotation encoding="StarMath 5.0">-F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